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sur la l'application Fiscalité</text:p>
      <text:p text:style-name="P2">le 16/09/2013</text:p>
      <text:p text:style-name="P3"/>
      <text:p text:style-name="P3">Nom de l'application : Fiscalité</text:p>
      <text:p text:style-name="P3">Nom réel sur le projet : fiscalite</text:p>
      <text:p text:style-name="P3">nombre de bundle/module: 4</text:p>
      <text:p text:style-name="P3">catégorie de bundle : Taxe d'habitation , Taxe foncière bâtie , Taxe foncière non bâtie, Taxe CFE.</text:p>
      <text:p text:style-name="P3">Base de donnée : fiscalite</text:p>
      <text:p text:style-name="P3">Structure de la base de donnée : pas encore définie.</text:p>
      <text:p text:style-name="P3">Fonctions précises :<text:tab/>Encore un peu flou.</text:p>
      <text:p text:style-name="P3">Style : pas de style définit.</text:p>
      <text:p text:style-name="P3">Point de départ : Affichage des données des Cds Rom et affichage des 12000 lignes sous forme de tableau structuré. Définition des get ligne en fonction du nombre de caractères de chaque attribut. </text:p>
      <text:p text:style-name="P3">Étape suivante : Sélection des attributs essentiels à l'application.</text:p>
      <text:p text:style-name="P3">Mise en relation de chaque attribut avec la base de données de Loic.</text:p>
      <text:p text:style-name="P3">Création des différentes tables. </text:p>
      <text:p text:style-name="P3"/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</meta:initial-creator>
    <meta:creation-date>2013-09-16T15:38:40</meta:creation-date>
    <dc:date>2013-09-16T15:53:57</dc:date>
    <dc:creator>romain </dc:creator>
    <meta:editing-duration>PT7S</meta:editing-duration>
    <meta:editing-cycles>1</meta:editing-cycles>
    <meta:document-statistic meta:table-count="0" meta:image-count="0" meta:object-count="0" meta:page-count="1" meta:paragraph-count="15" meta:word-count="128" meta:character-count="759" meta:non-whitespace-character-count="642"/>
    <meta:generator>LibreOffice/3.5$Linux_x86 LibreOffice_project/350m1$Build-2</meta:generator>
  </office:meta>
</office:document-meta>
</file>